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# Correct</text:p>
          </table:table-cell>
          <table:table-cell office:value-type="float" office:value="255199" calcext:value-type="float">
            <text:p>255199</text:p>
          </table:table-cell>
          <table:table-cell table:formula="of:=[.B1]/[.B6]" office:value-type="float" office:value="0.451867590944906" calcext:value-type="float">
            <text:p>0.4518675909</text:p>
          </table:table-cell>
          <table:table-cell table:formula="of:=[.B1]/[.B7]" office:value-type="float" office:value="0.569635538968402" calcext:value-type="float">
            <text:p>0.569635539</text:p>
          </table:table-cell>
          <table:table-cell/>
        </table:table-row>
        <table:table-row table:style-name="ro1">
          <table:table-cell office:value-type="string" calcext:value-type="string">
            <text:p># Wrong</text:p>
          </table:table-cell>
          <table:table-cell office:value-type="float" office:value="114896" calcext:value-type="float">
            <text:p>114896</text:p>
          </table:table-cell>
          <table:table-cell table:formula="of:=[.B2]/[.B6]" office:value-type="float" office:value="0.203440369003037" calcext:value-type="float">
            <text:p>0.203440369</text:p>
          </table:table-cell>
          <table:table-cell table:formula="of:=[.B2]/[.B7]" office:value-type="float" office:value="0.256461995875037" calcext:value-type="float">
            <text:p>0.2564619959</text:p>
          </table:table-cell>
          <table:table-cell/>
        </table:table-row>
        <table:table-row table:style-name="ro1">
          <table:table-cell office:value-type="string" calcext:value-type="string">
            <text:p># No ComPPI Shared Locs</text:p>
          </table:table-cell>
          <table:table-cell office:value-type="float" office:value="77909" calcext:value-type="float">
            <text:p>77909</text:p>
          </table:table-cell>
          <table:table-cell table:formula="of:=[.B3]/[.B6]" office:value-type="float" office:value="0.137949412587536" calcext:value-type="float">
            <text:p>0.1379494126</text:p>
          </table:table-cell>
          <table:table-cell table:formula="of:=[.B3]/[.B7]" office:value-type="float" office:value="0.173902465156561" calcext:value-type="float">
            <text:p>0.1739024652</text:p>
          </table:table-cell>
          <table:table-cell table:formula="of:=[.D2]+[.D3]" office:value-type="float" office:value="0.430364461031598" calcext:value-type="float">
            <text:p>0.430364461</text:p>
          </table:table-cell>
        </table:table-row>
        <table:table-row table:style-name="ro1">
          <table:table-cell office:value-type="string" calcext:value-type="string">
            <text:p># No ComPPI Prot</text:p>
          </table:table-cell>
          <table:table-cell office:value-type="float" office:value="99696" calcext:value-type="float">
            <text:p>99696</text:p>
          </table:table-cell>
          <table:table-cell table:formula="of:=[.B4]/[.B6]" office:value-type="float" office:value="0.17652651987995" calcext:value-type="float">
            <text:p>0.1765265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No GO Map</text:p>
          </table:table-cell>
          <table:table-cell office:value-type="float" office:value="17065" calcext:value-type="float">
            <text:p>17065</text:p>
          </table:table-cell>
          <table:table-cell table:formula="of:=[.B5]/[.B6]" office:value-type="float" office:value="0.0302161075845706" calcext:value-type="float">
            <text:p>0.0302161076</text:p>
          </table:table-cell>
          <table:table-cell table:number-columns-repeated="2"/>
        </table:table-row>
        <table:table-row table:style-name="ro1">
          <table:table-cell/>
          <table:table-cell table:formula="of:=SUM([.B1:.B5])" office:value-type="float" office:value="564765" calcext:value-type="float">
            <text:p>564765</text:p>
          </table:table-cell>
          <table:table-cell table:number-columns-repeated="3"/>
        </table:table-row>
        <table:table-row table:style-name="ro1">
          <table:table-cell/>
          <table:table-cell table:formula="of:=SUM([.B1:.B3])" office:value-type="float" office:value="448004" calcext:value-type="float">
            <text:p>44800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30T15:48:42.527531778</meta:creation-date>
    <dc:date>2020-06-30T15:52:49.055395697</dc:date>
    <meta:editing-duration>PT4M7S</meta:editing-duration>
    <meta:editing-cycles>1</meta:editing-cycles>
    <meta:document-statistic meta:table-count="1" meta:cell-count="21" meta:object-count="0"/>
    <meta:generator>LibreOffice/5.1.6.2$Linux_X86_64 LibreOffice_project/10m0$Build-2</meta:generator>
  </office:meta>
</office:document-meta>
</file>